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9cm"/>
    </style:style>
    <style:style style:name="co2" style:family="table-column">
      <style:table-column-properties fo:break-before="auto" style:column-width="4.426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12.555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2.198cm"/>
    </style:style>
    <style:style style:name="co7" style:family="table-column">
      <style:table-column-properties fo:break-before="auto" style:column-width="2.579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452cm"/>
    </style:style>
    <style:style style:name="co11" style:family="table-column">
      <style:table-column-properties fo:break-before="auto" style:column-width="9.29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ro3" style:family="table-row">
      <style:table-row-properties style:row-height="1.042cm" fo:break-before="auto" style:use-optimal-row-height="true"/>
    </style:style>
    <style:style style:name="ro4" style:family="table-row">
      <style:table-row-properties style:row-height="1.54cm" fo:break-before="auto" style:use-optimal-row-height="true"/>
    </style:style>
    <style:style style:name="ro5" style:family="table-row">
      <style:table-row-properties style:row-height="0.51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wrap-option="no-wrap" fo:border="0.002cm solid #000000"/>
      <style:text-properties style:font-name="Cambria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no-wrap" fo:border="0.002cm solid #000000"/>
      <style:text-properties style:font-name="Cambria" fo:font-size="12pt" style:font-size-asian="12pt" style:font-size-complex="12pt"/>
    </style:style>
    <style:style style:name="ce3" style:family="table-cell" style:parent-style-name="Default">
      <style:table-cell-properties fo:wrap-option="no-wrap"/>
      <style:text-properties style:font-name="Cambria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font-name="Cambria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font-name="Cambria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Cambria" fo:font-size="12pt" style:font-size-asian="12pt" style:font-size-complex="12pt"/>
    </style:style>
    <style:style style:name="ce12" style:family="table-cell" style:parent-style-name="Default">
      <style:table-cell-properties fo:wrap-option="no-wrap"/>
      <style:text-properties style:font-name="Cambria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wrap-option="no-wrap"/>
      <style:text-properties style:font-name="Cambria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9" table:number-columns-repeated="1013" table:default-cell-style-name="ce3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Category</text:p>
          </table:table-cell>
          <table:table-cell table:style-name="ce4" office:value-type="string">
            <text:p>Keyword</text:p>
          </table:table-cell>
          <table:table-cell table:style-name="ce6" office:value-type="string">
            <text:p>Description</text:p>
          </table:table-cell>
          <table:table-cell table:style-name="ce9" office:value-type="string">
            <text:p>Learn</text:p>
          </table:table-cell>
          <table:table-cell table:style-name="ce9" office:value-type="string">
            <text:p>Practice</text:p>
          </table:table-cell>
          <table:table-cell table:style-name="ce9" office:value-type="string">
            <text:p>Confident</text:p>
          </table:table-cell>
          <table:table-cell table:style-name="ce9" office:value-type="string">
            <text:p>Status</text:p>
          </table:table-cell>
          <table:table-cell table:style-name="ce12"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add.asp">ADD</text:a></text:p>
          </table:table-cell>
          <table:table-cell table:style-name="ce7" office:value-type="string">
            <text:p>Adds a column in an existing tabl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add_constraint.asp">ADD CONSTRAINT</text:a></text:p>
          </table:table-cell>
          <table:table-cell table:style-name="ce7" office:value-type="string">
            <text:p>Adds a constraint after a table is already created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all.asp">ALL</text:a></text:p>
          </table:table-cell>
          <table:table-cell table:style-name="ce7" office:value-type="string">
            <text:p>Returns true if all of the subquery values meet the condition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alter.asp">ALTER</text:a></text:p>
          </table:table-cell>
          <table:table-cell table:style-name="ce7" office:value-type="string">
            <text:p>Adds, deletes, or modifies columns in a table, or changes the data type of a column in a table</text:p>
          </table:table-cell>
          <table:table-cell table:style-name="ce10" table:number-columns-repeated="4"/>
          <table:table-cell/>
          <table:table-cell table:style-name="ce13" office:value-type="string">
            <text:p>Tasks</text:p>
          </table:table-cell>
          <table:table-cell table:number-columns-repeated="101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alter_column.asp">ALTER COLUMN</text:a></text:p>
          </table:table-cell>
          <table:table-cell table:style-name="ce7" office:value-type="string">
            <text:p>Changes the data type of a column in a table</text:p>
          </table:table-cell>
          <table:table-cell table:style-name="ce10" table:number-columns-repeated="4"/>
          <table:table-cell office:value-type="float" office:value="1">
            <text:p>1</text:p>
          </table:table-cell>
          <table:table-cell office:value-type="string">
            <text:p>Delete Duplicate Key Words</text:p>
          </table:table-cell>
          <table:table-cell table:number-columns-repeated="101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alter_table.asp">ALTER TABLE</text:a></text:p>
          </table:table-cell>
          <table:table-cell table:style-name="ce7" office:value-type="string">
            <text:p>Adds, deletes, or modifies columns in a table</text:p>
          </table:table-cell>
          <table:table-cell table:style-name="ce10" table:number-columns-repeated="4"/>
          <table:table-cell office:value-type="float" office:value="2">
            <text:p>2</text:p>
          </table:table-cell>
          <table:table-cell office:value-type="string">
            <text:p>Learn and Practice Each Keywords and Save the SQL file in GitHub</text:p>
          </table:table-cell>
          <table:table-cell table:number-columns-repeated="101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and.asp">AND</text:a></text:p>
          </table:table-cell>
          <table:table-cell table:style-name="ce7" office:value-type="string">
            <text:p>Only includes rows where both conditions is true</text:p>
          </table:table-cell>
          <table:table-cell table:style-name="ce10" table:number-columns-repeated="4"/>
          <table:table-cell office:value-type="float" office:value="3">
            <text:p>3</text:p>
          </table:table-cell>
          <table:table-cell office:value-type="string">
            <text:p>Do not use the same example that you're seeing in Online/W3 School</text:p>
          </table:table-cell>
          <table:table-cell table:number-columns-repeated="101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any.asp">ANY</text:a></text:p>
          </table:table-cell>
          <table:table-cell table:style-name="ce7" office:value-type="string">
            <text:p>Returns true if any of the subquery values meet the condition</text:p>
          </table:table-cell>
          <table:table-cell table:style-name="ce10" table:number-columns-repeated="4"/>
          <table:table-cell office:value-type="float" office:value="4">
            <text:p>4</text:p>
          </table:table-cell>
          <table:table-cell office:value-type="string">
            <text:p>Try to Complete Minimum 5 Keywords / day</text:p>
          </table:table-cell>
          <table:table-cell table:number-columns-repeated="101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as.asp">AS</text:a></text:p>
          </table:table-cell>
          <table:table-cell table:style-name="ce7" office:value-type="string">
            <text:p>Renames a column or table with an alia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asc.asp">ASC</text:a></text:p>
          </table:table-cell>
          <table:table-cell table:style-name="ce7" office:value-type="string">
            <text:p>Sorts the result set in ascending ord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backup_database.asp">BACKUP DATABASE</text:a></text:p>
          </table:table-cell>
          <table:table-cell table:style-name="ce7" office:value-type="string">
            <text:p>Creates a back up of an existing datab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between.asp">BETWEEN</text:a></text:p>
          </table:table-cell>
          <table:table-cell table:style-name="ce7" office:value-type="string">
            <text:p>Selects values within a given rang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case.asp">CASE</text:a></text:p>
          </table:table-cell>
          <table:table-cell table:style-name="ce7" office:value-type="string">
            <text:p>Creates different outputs based on condition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check.asp">CHECK</text:a></text:p>
          </table:table-cell>
          <table:table-cell table:style-name="ce7" office:value-type="string">
            <text:p>A constraint that limits the value that can be placed in a column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column.asp">COLUMN</text:a></text:p>
          </table:table-cell>
          <table:table-cell table:style-name="ce7" office:value-type="string">
            <text:p>Changes the data type of a column or deletes a column in a tabl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constraint.asp">CONSTRAINT</text:a></text:p>
          </table:table-cell>
          <table:table-cell table:style-name="ce7" office:value-type="string">
            <text:p>Adds or deletes a constraint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create.asp">CREATE</text:a></text:p>
          </table:table-cell>
          <table:table-cell table:style-name="ce7" office:value-type="string">
            <text:p>Creates a database, index, view, table, or procedur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create_database.asp">CREATE DATABASE</text:a></text:p>
          </table:table-cell>
          <table:table-cell table:style-name="ce7" office:value-type="string">
            <text:p>Creates a new SQL datab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create_index.asp">CREATE INDEX</text:a></text:p>
          </table:table-cell>
          <table:table-cell table:style-name="ce7" office:value-type="string">
            <text:p>Creates an index on a table (allows duplicate values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create_or_replace_view.asp">CREATE OR REPLACE VIEW</text:a></text:p>
          </table:table-cell>
          <table:table-cell table:style-name="ce7" office:value-type="string">
            <text:p>Updates a view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create_table.asp">CREATE TABLE</text:a></text:p>
          </table:table-cell>
          <table:table-cell table:style-name="ce7" office:value-type="string">
            <text:p>Creates a new table in the datab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create_procedure.asp">CREATE PROCEDURE</text:a></text:p>
          </table:table-cell>
          <table:table-cell table:style-name="ce7" office:value-type="string">
            <text:p>Creates a stored procedur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create_unique_index.asp">CREATE UNIQUE INDEX</text:a></text:p>
          </table:table-cell>
          <table:table-cell table:style-name="ce7" office:value-type="string">
            <text:p>Creates a unique index on a table (no duplicate values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create_view.asp">CREATE VIEW</text:a></text:p>
          </table:table-cell>
          <table:table-cell table:style-name="ce7" office:value-type="string">
            <text:p>Creates a view based on the result set of a SELECT statement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database.asp">DATABASE</text:a></text:p>
          </table:table-cell>
          <table:table-cell table:style-name="ce7" office:value-type="string">
            <text:p>Creates or deletes an SQL datab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default.asp">DEFAULT</text:a></text:p>
          </table:table-cell>
          <table:table-cell table:style-name="ce7" office:value-type="string">
            <text:p>A constraint that provides a default value for a column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delete.asp">DELETE</text:a></text:p>
          </table:table-cell>
          <table:table-cell table:style-name="ce7" office:value-type="string">
            <text:p>Deletes rows from a tabl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desc.asp">DESC</text:a></text:p>
          </table:table-cell>
          <table:table-cell table:style-name="ce7" office:value-type="string">
            <text:p>Sorts the result set in descending ord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distinct.asp">DISTINCT</text:a></text:p>
          </table:table-cell>
          <table:table-cell table:style-name="ce7" office:value-type="string">
            <text:p>Selects only distinct (different) valu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drop.asp">DROP</text:a></text:p>
          </table:table-cell>
          <table:table-cell table:style-name="ce7" office:value-type="string">
            <text:p>Deletes a column, constraint, database, index, table, or view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drop_column.asp">DROP COLUMN</text:a></text:p>
          </table:table-cell>
          <table:table-cell table:style-name="ce7" office:value-type="string">
            <text:p>Deletes a column in a table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drop_constraint.asp">DROP CONSTRAINT</text:a></text:p>
          </table:table-cell>
          <table:table-cell table:style-name="ce7" office:value-type="string">
            <text:p>Deletes a UNIQUE, PRIMARY KEY, FOREIGN KEY, or CHECK constraint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drop_database.asp">DROP DATABASE</text:a></text:p>
          </table:table-cell>
          <table:table-cell table:style-name="ce7" office:value-type="string">
            <text:p>Deletes an existing SQL datab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drop_default.asp">DROP DEFAULT</text:a></text:p>
          </table:table-cell>
          <table:table-cell table:style-name="ce7" office:value-type="string">
            <text:p>Deletes a DEFAULT constraint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drop_index.asp">DROP INDEX</text:a></text:p>
          </table:table-cell>
          <table:table-cell table:style-name="ce7" office:value-type="string">
            <text:p>Deletes an index in a tabl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drop_table.asp">DROP TABLE</text:a></text:p>
          </table:table-cell>
          <table:table-cell table:style-name="ce7" office:value-type="string">
            <text:p>Deletes an existing table in the datab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drop_view.asp">DROP VIEW</text:a></text:p>
          </table:table-cell>
          <table:table-cell table:style-name="ce7" office:value-type="string">
            <text:p>Deletes a view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exec.asp">EXEC</text:a></text:p>
          </table:table-cell>
          <table:table-cell table:style-name="ce7" office:value-type="string">
            <text:p>Executes a stored procedur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exists.asp">EXISTS</text:a></text:p>
          </table:table-cell>
          <table:table-cell table:style-name="ce7" office:value-type="string">
            <text:p>Tests for the existence of any record in a subquery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foreign_key.asp">FOREIGN KEY</text:a></text:p>
          </table:table-cell>
          <table:table-cell table:style-name="ce7" office:value-type="string">
            <text:p>A constraint that is a key used to link two tables togeth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from.asp">FROM</text:a></text:p>
          </table:table-cell>
          <table:table-cell table:style-name="ce7" office:value-type="string">
            <text:p>Specifies which table to select or delete data from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full_outer_join.asp">FULL OUTER JOIN</text:a></text:p>
          </table:table-cell>
          <table:table-cell table:style-name="ce7" office:value-type="string">
            <text:p>Returns all rows when there is a match in either left table or right table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group_by.asp">GROUP BY</text:a></text:p>
          </table:table-cell>
          <table:table-cell table:style-name="ce7" office:value-type="string">
            <text:p>Groups the result set (used with aggregate functions: COUNT, MAX, MIN, SUM, AVG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having.asp">HAVING</text:a></text:p>
          </table:table-cell>
          <table:table-cell table:style-name="ce7" office:value-type="string">
            <text:p>Used instead of WHERE with aggregate function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in.asp">IN</text:a></text:p>
          </table:table-cell>
          <table:table-cell table:style-name="ce7" office:value-type="string">
            <text:p>Allows you to specify multiple values in a WHERE clau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index.asp">INDEX</text:a></text:p>
          </table:table-cell>
          <table:table-cell table:style-name="ce7" office:value-type="string">
            <text:p>Creates or deletes an index in a table 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inner_join.asp">INNER JOIN</text:a></text:p>
          </table:table-cell>
          <table:table-cell table:style-name="ce7" office:value-type="string">
            <text:p>Returns rows that have matching values in both tabl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insert_into.asp">INSERT INTO</text:a></text:p>
          </table:table-cell>
          <table:table-cell table:style-name="ce7" office:value-type="string">
            <text:p>Inserts new rows in a tabl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insert_into_select.asp">INSERT INTO SELECT</text:a></text:p>
          </table:table-cell>
          <table:table-cell table:style-name="ce7" office:value-type="string">
            <text:p>Copies data from one table into another tabl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is_null.asp">IS NULL</text:a></text:p>
          </table:table-cell>
          <table:table-cell table:style-name="ce7" office:value-type="string">
            <text:p>Tests for empty valu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is_not_null.asp">IS NOT NULL</text:a></text:p>
          </table:table-cell>
          <table:table-cell table:style-name="ce7" office:value-type="string">
            <text:p>Tests for non-empty valu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join.asp">JOIN</text:a></text:p>
          </table:table-cell>
          <table:table-cell table:style-name="ce7" office:value-type="string">
            <text:p>Joins tables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left_join.asp">LEFT JOIN</text:a></text:p>
          </table:table-cell>
          <table:table-cell table:style-name="ce7" office:value-type="string">
            <text:p>Returns all rows from the left table, and the matching rows from the right tabl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like.asp">LIKE</text:a></text:p>
          </table:table-cell>
          <table:table-cell table:style-name="ce7" office:value-type="string">
            <text:p>Searches for a specified pattern in a column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limit.asp">LIMIT</text:a></text:p>
          </table:table-cell>
          <table:table-cell table:style-name="ce7" office:value-type="string">
            <text:p>Specifies the number of records to return in the result set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not.asp">NOT</text:a></text:p>
          </table:table-cell>
          <table:table-cell table:style-name="ce7" office:value-type="string">
            <text:p>Only includes rows where a condition is not tru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not_null.asp">NOT NULL</text:a></text:p>
          </table:table-cell>
          <table:table-cell table:style-name="ce7" office:value-type="string">
            <text:p>A constraint that enforces a column to not accept NULL valu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or.asp">OR</text:a></text:p>
          </table:table-cell>
          <table:table-cell table:style-name="ce7" office:value-type="string">
            <text:p>Includes rows where either condition is tru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order_by.asp">ORDER BY</text:a></text:p>
          </table:table-cell>
          <table:table-cell table:style-name="ce7" office:value-type="string">
            <text:p>Sorts the result set in ascending or descending order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outer_join.asp">OUTER JOIN</text:a></text:p>
          </table:table-cell>
          <table:table-cell table:style-name="ce7" office:value-type="string">
            <text:p>Returns all rows when there is a match in either left table or right tabl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primary_key.asp">PRIMARY KEY</text:a></text:p>
          </table:table-cell>
          <table:table-cell table:style-name="ce7" office:value-type="string">
            <text:p>A constraint that uniquely identifies each record in a database tabl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procedure.asp">PROCEDURE</text:a></text:p>
          </table:table-cell>
          <table:table-cell table:style-name="ce7" office:value-type="string">
            <text:p>A stored procedure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right_join.asp">RIGHT JOIN</text:a></text:p>
          </table:table-cell>
          <table:table-cell table:style-name="ce7" office:value-type="string">
            <text:p>Returns all rows from the right table, and the matching rows from the left tabl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rownum.asp">ROWNUM</text:a></text:p>
          </table:table-cell>
          <table:table-cell table:style-name="ce7" office:value-type="string">
            <text:p>Specifies the number of records to return in the result set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select.asp">SELECT</text:a></text:p>
          </table:table-cell>
          <table:table-cell table:style-name="ce7" office:value-type="string">
            <text:p>Selects data from a datab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select_distinct.asp">SELECT DISTINCT</text:a></text:p>
          </table:table-cell>
          <table:table-cell table:style-name="ce7" office:value-type="string">
            <text:p>Selects only distinct (different) valu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select_into.asp">SELECT INTO</text:a></text:p>
          </table:table-cell>
          <table:table-cell table:style-name="ce7" office:value-type="string">
            <text:p>Copies data from one table into a new tabl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select_top.asp">SELECT TOP</text:a></text:p>
          </table:table-cell>
          <table:table-cell table:style-name="ce7" office:value-type="string">
            <text:p>Specifies the number of records to return in the result set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set.asp">SET</text:a></text:p>
          </table:table-cell>
          <table:table-cell table:style-name="ce7" office:value-type="string">
            <text:p>Specifies which columns and values that should be updated in a table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table.asp">TABLE</text:a></text:p>
          </table:table-cell>
          <table:table-cell table:style-name="ce7" office:value-type="string">
            <text:p>Creates a table, or adds, deletes, or modifies columns in a table, or deletes a table or data inside a tabl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top.asp">TOP</text:a></text:p>
          </table:table-cell>
          <table:table-cell table:style-name="ce7" office:value-type="string">
            <text:p>Specifies the number of records to return in the result set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truncate_table.asp">TRUNCATE TABLE</text:a></text:p>
          </table:table-cell>
          <table:table-cell table:style-name="ce7" office:value-type="string">
            <text:p>Deletes the data inside a table, but not the table itself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union.asp">UNION</text:a></text:p>
          </table:table-cell>
          <table:table-cell table:style-name="ce7" office:value-type="string">
            <text:p>Combines the result set of two or more SELECT statements (only distinct values)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union_all.asp">UNION ALL</text:a></text:p>
          </table:table-cell>
          <table:table-cell table:style-name="ce7" office:value-type="string">
            <text:p>Combines the result set of two or more SELECT statements (allows duplicate values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unique.asp">UNIQUE</text:a></text:p>
          </table:table-cell>
          <table:table-cell table:style-name="ce7" office:value-type="string">
            <text:p>A constraint that ensures that all values in a column are uniqu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update.asp">UPDATE</text:a></text:p>
          </table:table-cell>
          <table:table-cell table:style-name="ce7" office:value-type="string">
            <text:p>Updates existing rows in a tabl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values.asp">VALUES</text:a></text:p>
          </table:table-cell>
          <table:table-cell table:style-name="ce7" office:value-type="string">
            <text:p>Specifies the values of an INSERT INTO statement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view.asp">VIEW</text:a></text:p>
          </table:table-cell>
          <table:table-cell table:style-name="ce7" office:value-type="string">
            <text:p>Creates, updates, or deletes a view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2" office:value-type="string">
            <text:p>General</text:p>
          </table:table-cell>
          <table:table-cell table:style-name="ce5" office:value-type="string">
            <text:p><text:a xlink:href="https:/www.w3schools.com/sql/sql_ref_where.asp">WHERE</text:a></text:p>
          </table:table-cell>
          <table:table-cell table:style-name="ce7" office:value-type="string">
            <text:p>Filters a result set to include only records that fulfill a specified condition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ascii.asp">ASCII</text:a></text:p>
          </table:table-cell>
          <table:table-cell table:style-name="ce7" office:value-type="string">
            <text:p>Returns the ASCII value for the specific charact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char_length.asp">CHAR_LENGTH</text:a></text:p>
          </table:table-cell>
          <table:table-cell table:style-name="ce7" office:value-type="string">
            <text:p>Returns the length of a string (in characters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character_length.asp">CHARACTER_LENGTH</text:a></text:p>
          </table:table-cell>
          <table:table-cell table:style-name="ce7" office:value-type="string">
            <text:p>Returns the length of a string (in characters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concat.asp">CONCAT</text:a></text:p>
          </table:table-cell>
          <table:table-cell table:style-name="ce7" office:value-type="string">
            <text:p>Adds two or more expressions togeth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concat_ws.asp">CONCAT_WS</text:a></text:p>
          </table:table-cell>
          <table:table-cell table:style-name="ce7" office:value-type="string">
            <text:p>Adds two or more expressions together with a separato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field.asp">FIELD</text:a></text:p>
          </table:table-cell>
          <table:table-cell table:style-name="ce7" office:value-type="string">
            <text:p>Returns the index position of a value in a list of valu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find_in_set.asp">FIND_IN_SET</text:a></text:p>
          </table:table-cell>
          <table:table-cell table:style-name="ce7" office:value-type="string">
            <text:p>Returns the position of a string within a list of strings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87">
            <text:p>87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format.asp">FORMAT</text:a></text:p>
          </table:table-cell>
          <table:table-cell table:style-name="ce7" office:value-type="string">
            <text:p>Formats a number to a format like "#,###,###.##", rounded to a specified number of decimal places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88">
            <text:p>88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insert.asp">INSERT</text:a></text:p>
          </table:table-cell>
          <table:table-cell table:style-name="ce7" office:value-type="string">
            <text:p>Inserts a string within a string at the specified position and for a certain number of characters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89">
            <text:p>89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instr.asp">INSTR</text:a></text:p>
          </table:table-cell>
          <table:table-cell table:style-name="ce7" office:value-type="string">
            <text:p>Returns the position of the first occurrence of a string in another string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lcase.asp">LCASE</text:a></text:p>
          </table:table-cell>
          <table:table-cell table:style-name="ce7" office:value-type="string">
            <text:p>Converts a string to lower-c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left.asp">LEFT</text:a></text:p>
          </table:table-cell>
          <table:table-cell table:style-name="ce7" office:value-type="string">
            <text:p>Extracts a number of characters from a string (starting from left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length.asp">LENGTH</text:a></text:p>
          </table:table-cell>
          <table:table-cell table:style-name="ce7" office:value-type="string">
            <text:p>Returns the length of a string (in bytes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locate.asp">LOCATE</text:a></text:p>
          </table:table-cell>
          <table:table-cell table:style-name="ce7" office:value-type="string">
            <text:p>Returns the position of the first occurrence of a substring in a string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lower.asp">LOWER</text:a></text:p>
          </table:table-cell>
          <table:table-cell table:style-name="ce7" office:value-type="string">
            <text:p>Converts a string to lower-c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lpad.asp">LPAD</text:a></text:p>
          </table:table-cell>
          <table:table-cell table:style-name="ce7" office:value-type="string">
            <text:p>Left-pads a string with another string, to a certain length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ltrim.asp">LTRIM</text:a></text:p>
          </table:table-cell>
          <table:table-cell table:style-name="ce7" office:value-type="string">
            <text:p>Removes leading spaces from a string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mid.asp">MID</text:a></text:p>
          </table:table-cell>
          <table:table-cell table:style-name="ce7" office:value-type="string">
            <text:p>Extracts a substring from a string (starting at any position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position.asp">POSITION</text:a></text:p>
          </table:table-cell>
          <table:table-cell table:style-name="ce7" office:value-type="string">
            <text:p>Returns the position of the first occurrence of a substring in a string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repeat.asp">REPEAT</text:a></text:p>
          </table:table-cell>
          <table:table-cell table:style-name="ce7" office:value-type="string">
            <text:p>Repeats a string as many times as specified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replace.asp">REPLACE</text:a></text:p>
          </table:table-cell>
          <table:table-cell table:style-name="ce7" office:value-type="string">
            <text:p>Replaces all occurrences of a substring within a string, with a new substring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reverse.asp">REVERSE</text:a></text:p>
          </table:table-cell>
          <table:table-cell table:style-name="ce7" office:value-type="string">
            <text:p>Reverses a string and returns the result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right.asp">RIGHT</text:a></text:p>
          </table:table-cell>
          <table:table-cell table:style-name="ce7" office:value-type="string">
            <text:p>Extracts a number of characters from a string (starting from right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rpad.asp">RPAD</text:a></text:p>
          </table:table-cell>
          <table:table-cell table:style-name="ce7" office:value-type="string">
            <text:p>Right-pads a string with another string, to a certain length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rtrim.asp">RTRIM</text:a></text:p>
          </table:table-cell>
          <table:table-cell table:style-name="ce7" office:value-type="string">
            <text:p>Removes trailing spaces from a string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space.asp">SPACE</text:a></text:p>
          </table:table-cell>
          <table:table-cell table:style-name="ce7" office:value-type="string">
            <text:p>Returns a string of the specified number of space character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strcmp.asp">STRCMP</text:a></text:p>
          </table:table-cell>
          <table:table-cell table:style-name="ce7" office:value-type="string">
            <text:p>Compares two string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substr.asp">SUBSTR</text:a></text:p>
          </table:table-cell>
          <table:table-cell table:style-name="ce7" office:value-type="string">
            <text:p>Extracts a substring from a string (starting at any position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substring.asp">SUBSTRING</text:a></text:p>
          </table:table-cell>
          <table:table-cell table:style-name="ce7" office:value-type="string">
            <text:p>Extracts a substring from a string (starting at any position)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substring_index.asp">SUBSTRING_INDEX</text:a></text:p>
          </table:table-cell>
          <table:table-cell table:style-name="ce7" office:value-type="string">
            <text:p>Returns a substring of a string before a specified number of delimiter occur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trim.asp">TRIM</text:a></text:p>
          </table:table-cell>
          <table:table-cell table:style-name="ce7" office:value-type="string">
            <text:p>Removes leading and trailing spaces from a string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ucase.asp">UCASE</text:a></text:p>
          </table:table-cell>
          <table:table-cell table:style-name="ce7" office:value-type="string">
            <text:p>Converts a string to upper-c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mysql_upper.asp">UPPER</text:a></text:p>
          </table:table-cell>
          <table:table-cell table:style-name="ce7" office:value-type="string">
            <text:p>Converts a string to upper-c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abs.asp">ABS</text:a></text:p>
          </table:table-cell>
          <table:table-cell table:style-name="ce7" office:value-type="string">
            <text:p>Returns the absolute value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acos.asp">ACOS</text:a></text:p>
          </table:table-cell>
          <table:table-cell table:style-name="ce7" office:value-type="string">
            <text:p>Returns the arc cosine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asin.asp">ASIN</text:a></text:p>
          </table:table-cell>
          <table:table-cell table:style-name="ce7" office:value-type="string">
            <text:p>Returns the arc sine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atan.asp">ATAN</text:a></text:p>
          </table:table-cell>
          <table:table-cell table:style-name="ce7" office:value-type="string">
            <text:p>Returns the arc tangent of one or two number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atan2.asp">ATAN2</text:a></text:p>
          </table:table-cell>
          <table:table-cell table:style-name="ce7" office:value-type="string">
            <text:p>Returns the arc tangent of two number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avg.asp">AVG</text:a></text:p>
          </table:table-cell>
          <table:table-cell table:style-name="ce7" office:value-type="string">
            <text:p>Returns the average value of an expression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ceil.asp">CEIL</text:a></text:p>
          </table:table-cell>
          <table:table-cell table:style-name="ce7" office:value-type="string">
            <text:p>Returns the smallest integer value that is &gt;= to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ceiling.asp">CEILING</text:a></text:p>
          </table:table-cell>
          <table:table-cell table:style-name="ce7" office:value-type="string">
            <text:p>Returns the smallest integer value that is &gt;= to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cos.asp">COS</text:a></text:p>
          </table:table-cell>
          <table:table-cell table:style-name="ce7" office:value-type="string">
            <text:p>Returns the cosine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cot.asp">COT</text:a></text:p>
          </table:table-cell>
          <table:table-cell table:style-name="ce7" office:value-type="string">
            <text:p>Returns the cotangent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count.asp">COUNT</text:a></text:p>
          </table:table-cell>
          <table:table-cell table:style-name="ce7" office:value-type="string">
            <text:p>Returns the number of records returned by a select query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degrees.asp">DEGREES</text:a></text:p>
          </table:table-cell>
          <table:table-cell table:style-name="ce7" office:value-type="string">
            <text:p>Converts a value in radians to degre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div.asp">DIV</text:a></text:p>
          </table:table-cell>
          <table:table-cell table:style-name="ce7" office:value-type="string">
            <text:p>Used for integer division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exp.asp">EXP</text:a></text:p>
          </table:table-cell>
          <table:table-cell table:style-name="ce7" office:value-type="string">
            <text:p>Returns e raised to the power of a specified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27">
            <text:p>127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floor.asp">FLOOR</text:a></text:p>
          </table:table-cell>
          <table:table-cell table:style-name="ce7" office:value-type="string">
            <text:p>Returns the largest integer value that is &lt;= to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28">
            <text:p>128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greatest.asp">GREATEST</text:a></text:p>
          </table:table-cell>
          <table:table-cell table:style-name="ce7" office:value-type="string">
            <text:p>Returns the greatest value of the list of argument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29">
            <text:p>129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least.asp">LEAST</text:a></text:p>
          </table:table-cell>
          <table:table-cell table:style-name="ce7" office:value-type="string">
            <text:p>Returns the smallest value of the list of argument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30">
            <text:p>130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ln.asp">LN</text:a></text:p>
          </table:table-cell>
          <table:table-cell table:style-name="ce7" office:value-type="string">
            <text:p>Returns the natural logarithm of a number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log.asp">LOG</text:a></text:p>
          </table:table-cell>
          <table:table-cell table:style-name="ce7" office:value-type="string">
            <text:p>Returns the natural logarithm of a number, or the logarithm of a number to a specified b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log10.asp">LOG10</text:a></text:p>
          </table:table-cell>
          <table:table-cell table:style-name="ce7" office:value-type="string">
            <text:p>Returns the natural logarithm of a number to base 10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33">
            <text:p>133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log2.asp">LOG2</text:a></text:p>
          </table:table-cell>
          <table:table-cell table:style-name="ce7" office:value-type="string">
            <text:p>Returns the natural logarithm of a number to base 2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max.asp">MAX</text:a></text:p>
          </table:table-cell>
          <table:table-cell table:style-name="ce7" office:value-type="string">
            <text:p>Returns the maximum value in a set of valu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min.asp">MIN</text:a></text:p>
          </table:table-cell>
          <table:table-cell table:style-name="ce7" office:value-type="string">
            <text:p>Returns the minimum value in a set of valu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36">
            <text:p>136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mod.asp">MOD</text:a></text:p>
          </table:table-cell>
          <table:table-cell table:style-name="ce7" office:value-type="string">
            <text:p>Returns the remainder of a number divided by another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37">
            <text:p>137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pi.asp">PI</text:a></text:p>
          </table:table-cell>
          <table:table-cell table:style-name="ce7" office:value-type="string">
            <text:p>Returns the value of PI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pow.asp">POW</text:a></text:p>
          </table:table-cell>
          <table:table-cell table:style-name="ce7" office:value-type="string">
            <text:p>Returns the value of a number raised to the power of another number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power.asp">POWER</text:a></text:p>
          </table:table-cell>
          <table:table-cell table:style-name="ce7" office:value-type="string">
            <text:p>Returns the value of a number raised to the power of another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40">
            <text:p>140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radians.asp">RADIANS</text:a></text:p>
          </table:table-cell>
          <table:table-cell table:style-name="ce7" office:value-type="string">
            <text:p>Converts a degree value into radian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41">
            <text:p>141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rand.asp">RAND</text:a></text:p>
          </table:table-cell>
          <table:table-cell table:style-name="ce7" office:value-type="string">
            <text:p>Returns a random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42">
            <text:p>142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round.asp">ROUND</text:a></text:p>
          </table:table-cell>
          <table:table-cell table:style-name="ce7" office:value-type="string">
            <text:p>Rounds a number to a specified number of decimal plac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43">
            <text:p>143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sign.asp">SIGN</text:a></text:p>
          </table:table-cell>
          <table:table-cell table:style-name="ce7" office:value-type="string">
            <text:p>Returns the sign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44">
            <text:p>144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sin.asp">SIN</text:a></text:p>
          </table:table-cell>
          <table:table-cell table:style-name="ce7" office:value-type="string">
            <text:p>Returns the sine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45">
            <text:p>145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sqrt.asp">SQRT</text:a></text:p>
          </table:table-cell>
          <table:table-cell table:style-name="ce7" office:value-type="string">
            <text:p>Returns the square root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46">
            <text:p>146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sum.asp">SUM</text:a></text:p>
          </table:table-cell>
          <table:table-cell table:style-name="ce7" office:value-type="string">
            <text:p>Calculates the sum of a set of valu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47">
            <text:p>147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tan.asp">TAN</text:a></text:p>
          </table:table-cell>
          <table:table-cell table:style-name="ce7" office:value-type="string">
            <text:p>Returns the tangent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48">
            <text:p>148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mysql_truncate.asp">TRUNCATE</text:a></text:p>
          </table:table-cell>
          <table:table-cell table:style-name="ce7" office:value-type="string">
            <text:p>Truncates a number to the specified number of decimal plac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49">
            <text:p>149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adddate.asp">ADDDATE</text:a></text:p>
          </table:table-cell>
          <table:table-cell table:style-name="ce7" office:value-type="string">
            <text:p>Adds a time/date interval to a date and then returns the date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addtime.asp">ADDTIME</text:a></text:p>
          </table:table-cell>
          <table:table-cell table:style-name="ce7" office:value-type="string">
            <text:p>Adds a time interval to a time/datetime and then returns the time/dateti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51">
            <text:p>151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curdate.asp">CURDATE</text:a></text:p>
          </table:table-cell>
          <table:table-cell table:style-name="ce7" office:value-type="string">
            <text:p>Returns the current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current_date.asp">CURRENT_DATE</text:a></text:p>
          </table:table-cell>
          <table:table-cell table:style-name="ce7" office:value-type="string">
            <text:p>Returns the current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current_time.asp">CURRENT_TIME</text:a></text:p>
          </table:table-cell>
          <table:table-cell table:style-name="ce7" office:value-type="string">
            <text:p>Returns the current ti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54">
            <text:p>154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current_timestamp.asp">CURRENT_TIMESTAMP</text:a></text:p>
          </table:table-cell>
          <table:table-cell table:style-name="ce7" office:value-type="string">
            <text:p>Returns the current date and ti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55">
            <text:p>155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curtime.asp">CURTIME</text:a></text:p>
          </table:table-cell>
          <table:table-cell table:style-name="ce7" office:value-type="string">
            <text:p>Returns the current ti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56">
            <text:p>156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date.asp">DATE</text:a></text:p>
          </table:table-cell>
          <table:table-cell table:style-name="ce7" office:value-type="string">
            <text:p>Extracts the date part from a datetime expression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57">
            <text:p>157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datediff.asp">DATEDIFF</text:a></text:p>
          </table:table-cell>
          <table:table-cell table:style-name="ce7" office:value-type="string">
            <text:p>Returns the number of days between two date valu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58">
            <text:p>158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date_add.asp">DATE_ADD</text:a></text:p>
          </table:table-cell>
          <table:table-cell table:style-name="ce7" office:value-type="string">
            <text:p>Adds a time/date interval to a date and then returns the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date_format.asp">DATE_FORMAT</text:a></text:p>
          </table:table-cell>
          <table:table-cell table:style-name="ce7" office:value-type="string">
            <text:p>Formats a date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160">
            <text:p>160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date_sub.asp">DATE_SUB</text:a></text:p>
          </table:table-cell>
          <table:table-cell table:style-name="ce7" office:value-type="string">
            <text:p>Subtracts a time/date interval from a date and then returns the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61">
            <text:p>161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day.asp">DAY</text:a></text:p>
          </table:table-cell>
          <table:table-cell table:style-name="ce7" office:value-type="string">
            <text:p>Returns the day of the month for a given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dayname.asp">DAYNAME</text:a></text:p>
          </table:table-cell>
          <table:table-cell table:style-name="ce7" office:value-type="string">
            <text:p>Returns the weekday name for a given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dayofmonth.asp">DAYOFMONTH</text:a></text:p>
          </table:table-cell>
          <table:table-cell table:style-name="ce7" office:value-type="string">
            <text:p>Returns the day of the month for a given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64">
            <text:p>164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dayofweek.asp">DAYOFWEEK</text:a></text:p>
          </table:table-cell>
          <table:table-cell table:style-name="ce7" office:value-type="string">
            <text:p>Returns the weekday index for a given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dayofyear.asp">DAYOFYEAR</text:a></text:p>
          </table:table-cell>
          <table:table-cell table:style-name="ce7" office:value-type="string">
            <text:p>Returns the day of the year for a given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66">
            <text:p>166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extract.asp">EXTRACT</text:a></text:p>
          </table:table-cell>
          <table:table-cell table:style-name="ce7" office:value-type="string">
            <text:p>Extracts a part from a given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from_days.asp">FROM_DAYS</text:a></text:p>
          </table:table-cell>
          <table:table-cell table:style-name="ce7" office:value-type="string">
            <text:p>Returns a date from a numeric datevalu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68">
            <text:p>168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hour.asp">HOUR</text:a></text:p>
          </table:table-cell>
          <table:table-cell table:style-name="ce7" office:value-type="string">
            <text:p>Returns the hour part for a given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69">
            <text:p>169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last_day.asp">LAST_DAY</text:a></text:p>
          </table:table-cell>
          <table:table-cell table:style-name="ce7" office:value-type="string">
            <text:p>Extracts the last day of the month for a given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localtime.asp">LOCALTIME</text:a></text:p>
          </table:table-cell>
          <table:table-cell table:style-name="ce7" office:value-type="string">
            <text:p>Returns the current date and ti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71">
            <text:p>171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localtimestamp.asp">LOCALTIMESTAMP</text:a></text:p>
          </table:table-cell>
          <table:table-cell table:style-name="ce7" office:value-type="string">
            <text:p>Returns the current date and time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172">
            <text:p>172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makedate.asp">MAKEDATE</text:a></text:p>
          </table:table-cell>
          <table:table-cell table:style-name="ce7" office:value-type="string">
            <text:p>Creates and returns a date based on a year and a number of days value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maketime.asp">MAKETIME</text:a></text:p>
          </table:table-cell>
          <table:table-cell table:style-name="ce7" office:value-type="string">
            <text:p>Creates and returns a time based on an hour, minute, and second valu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74">
            <text:p>174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microsecond.asp">MICROSECOND</text:a></text:p>
          </table:table-cell>
          <table:table-cell table:style-name="ce7" office:value-type="string">
            <text:p>Returns the microsecond part of a time/dateti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75">
            <text:p>175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minute.asp">MINUTE</text:a></text:p>
          </table:table-cell>
          <table:table-cell table:style-name="ce7" office:value-type="string">
            <text:p>Returns the minute part of a time/dateti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76">
            <text:p>176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month.asp">MONTH</text:a></text:p>
          </table:table-cell>
          <table:table-cell table:style-name="ce7" office:value-type="string">
            <text:p>Returns the month part for a given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77">
            <text:p>177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monthname.asp">MONTHNAME</text:a></text:p>
          </table:table-cell>
          <table:table-cell table:style-name="ce7" office:value-type="string">
            <text:p>Returns the name of the month for a given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78">
            <text:p>178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now.asp">NOW</text:a></text:p>
          </table:table-cell>
          <table:table-cell table:style-name="ce7" office:value-type="string">
            <text:p>Returns the current date and ti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79">
            <text:p>179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period_add.asp">PERIOD_ADD</text:a></text:p>
          </table:table-cell>
          <table:table-cell table:style-name="ce7" office:value-type="string">
            <text:p>Adds a specified number of months to a period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period_diff.asp">PERIOD_DIFF</text:a></text:p>
          </table:table-cell>
          <table:table-cell table:style-name="ce7" office:value-type="string">
            <text:p>Returns the difference between two period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81">
            <text:p>181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quarter.asp">QUARTER</text:a></text:p>
          </table:table-cell>
          <table:table-cell table:style-name="ce7" office:value-type="string">
            <text:p>Returns the quarter of the year for a given date valu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82">
            <text:p>182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second.asp">SECOND</text:a></text:p>
          </table:table-cell>
          <table:table-cell table:style-name="ce7" office:value-type="string">
            <text:p>Returns the seconds part of a time/dateti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83">
            <text:p>183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sec_to_time.asp">SEC_TO_TIME</text:a></text:p>
          </table:table-cell>
          <table:table-cell table:style-name="ce7" office:value-type="string">
            <text:p>Returns a time value based on the specified second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84">
            <text:p>184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str_to_date.asp">STR_TO_DATE</text:a></text:p>
          </table:table-cell>
          <table:table-cell table:style-name="ce7" office:value-type="string">
            <text:p>Returns a date based on a string and a format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185">
            <text:p>185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subdate.asp">SUBDATE</text:a></text:p>
          </table:table-cell>
          <table:table-cell table:style-name="ce7" office:value-type="string">
            <text:p>Subtracts a time/date interval from a date and then returns the date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186">
            <text:p>186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subtime.asp">SUBTIME</text:a></text:p>
          </table:table-cell>
          <table:table-cell table:style-name="ce7" office:value-type="string">
            <text:p>Subtracts a time interval from a datetime and then returns the time/dateti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87">
            <text:p>187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sysdate.asp">SYSDATE</text:a></text:p>
          </table:table-cell>
          <table:table-cell table:style-name="ce7" office:value-type="string">
            <text:p>Returns the current date and ti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88">
            <text:p>188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time.asp">TIME</text:a></text:p>
          </table:table-cell>
          <table:table-cell table:style-name="ce7" office:value-type="string">
            <text:p>Extracts the time part from a given time/dateti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89">
            <text:p>189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time_format.asp">TIME_FORMAT</text:a></text:p>
          </table:table-cell>
          <table:table-cell table:style-name="ce7" office:value-type="string">
            <text:p>Formats a time by a specified format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90">
            <text:p>190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time_to_sec.asp">TIME_TO_SEC</text:a></text:p>
          </table:table-cell>
          <table:table-cell table:style-name="ce7" office:value-type="string">
            <text:p>Converts a time value into second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91">
            <text:p>191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timediff.asp">TIMEDIFF</text:a></text:p>
          </table:table-cell>
          <table:table-cell table:style-name="ce7" office:value-type="string">
            <text:p>Returns the difference between two time/datetime expression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92">
            <text:p>192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timestamp.asp">TIMESTAMP</text:a></text:p>
          </table:table-cell>
          <table:table-cell table:style-name="ce7" office:value-type="string">
            <text:p>Returns a datetime value based on a date or datetime valu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93">
            <text:p>193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to_days.asp">TO_DAYS</text:a></text:p>
          </table:table-cell>
          <table:table-cell table:style-name="ce7" office:value-type="string">
            <text:p>Returns the number of days between a date and date "0000-00-00"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94">
            <text:p>194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week.asp">WEEK</text:a></text:p>
          </table:table-cell>
          <table:table-cell table:style-name="ce7" office:value-type="string">
            <text:p>Returns the week number for a given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95">
            <text:p>195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weekday.asp">WEEKDAY</text:a></text:p>
          </table:table-cell>
          <table:table-cell table:style-name="ce7" office:value-type="string">
            <text:p>Returns the weekday number for a given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96">
            <text:p>196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weekofyear.asp">WEEKOFYEAR</text:a></text:p>
          </table:table-cell>
          <table:table-cell table:style-name="ce7" office:value-type="string">
            <text:p>Returns the week number for a given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97">
            <text:p>197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year.asp">YEAR</text:a></text:p>
          </table:table-cell>
          <table:table-cell table:style-name="ce7" office:value-type="string">
            <text:p>Returns the year part for a given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98">
            <text:p>198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mysql_yearweek.asp">YEARWEEK</text:a></text:p>
          </table:table-cell>
          <table:table-cell table:style-name="ce7" office:value-type="string">
            <text:p>Returns the year and week number for a given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199">
            <text:p>199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bin.asp">BIN</text:a></text:p>
          </table:table-cell>
          <table:table-cell table:style-name="ce7" office:value-type="string">
            <text:p>Returns a binary representation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binary.asp">BINARY</text:a></text:p>
          </table:table-cell>
          <table:table-cell table:style-name="ce7" office:value-type="string">
            <text:p>Converts a value to a binary string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01">
            <text:p>201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case.asp">CASE</text:a></text:p>
          </table:table-cell>
          <table:table-cell table:style-name="ce7" office:value-type="string">
            <text:p>Goes through conditions and return a value when the first condition is met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02">
            <text:p>202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cast.asp">CAST</text:a></text:p>
          </table:table-cell>
          <table:table-cell table:style-name="ce7" office:value-type="string">
            <text:p>Converts a value (of any type) into a specified datatyp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03">
            <text:p>203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coalesce.asp">COALESCE</text:a></text:p>
          </table:table-cell>
          <table:table-cell table:style-name="ce7" office:value-type="string">
            <text:p>Returns the first non-null value in a list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04">
            <text:p>204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connection_id.asp">CONNECTION_ID</text:a></text:p>
          </table:table-cell>
          <table:table-cell table:style-name="ce7" office:value-type="string">
            <text:p>Returns the unique connection ID for the current connection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05">
            <text:p>205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conv.asp">CONV</text:a></text:p>
          </table:table-cell>
          <table:table-cell table:style-name="ce7" office:value-type="string">
            <text:p>Converts a number from one numeric base system to anoth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06">
            <text:p>206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convert.asp">CONVERT</text:a></text:p>
          </table:table-cell>
          <table:table-cell table:style-name="ce7" office:value-type="string">
            <text:p>Converts a value into the specified datatype or character set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07">
            <text:p>207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current_user.asp">CURRENT_USER</text:a></text:p>
          </table:table-cell>
          <table:table-cell table:style-name="ce7" office:value-type="string">
            <text:p>Returns the user name and host name for the MySQL account that the server used to authenticate the current client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08">
            <text:p>208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database.asp">DATABASE</text:a></text:p>
          </table:table-cell>
          <table:table-cell table:style-name="ce7" office:value-type="string">
            <text:p>Returns the name of the current database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09">
            <text:p>209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if.asp">IF</text:a></text:p>
          </table:table-cell>
          <table:table-cell table:style-name="ce7" office:value-type="string">
            <text:p>Returns a value if a condition is TRUE, or another value if a condition is FALSE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10">
            <text:p>210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ifnull.asp">IFNULL</text:a></text:p>
          </table:table-cell>
          <table:table-cell table:style-name="ce7" office:value-type="string">
            <text:p>Return a specified value if the expression is NULL, otherwise return the expression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11">
            <text:p>211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isnull.asp">ISNULL</text:a></text:p>
          </table:table-cell>
          <table:table-cell table:style-name="ce7" office:value-type="string">
            <text:p>Returns 1 or 0 depending on whether an expression is NULL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12">
            <text:p>212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last_insert_id.asp">LAST_INSERT_ID</text:a></text:p>
          </table:table-cell>
          <table:table-cell table:style-name="ce7" office:value-type="string">
            <text:p>Returns the AUTO_INCREMENT id of the last row that has been inserted or updated in a table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13">
            <text:p>213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nullif.asp">NULLIF</text:a></text:p>
          </table:table-cell>
          <table:table-cell table:style-name="ce7" office:value-type="string">
            <text:p>Compares two expressions and returns NULL if they are equal. Otherwise, the first expression is returned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14">
            <text:p>214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session_user.asp">SESSION_USER</text:a></text:p>
          </table:table-cell>
          <table:table-cell table:style-name="ce7" office:value-type="string">
            <text:p>Returns the current MySQL user name and host na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15">
            <text:p>215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system_user.asp">SYSTEM_USER</text:a></text:p>
          </table:table-cell>
          <table:table-cell table:style-name="ce7" office:value-type="string">
            <text:p>Returns the current MySQL user name and host na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16">
            <text:p>216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user.asp">USER</text:a></text:p>
          </table:table-cell>
          <table:table-cell table:style-name="ce7" office:value-type="string">
            <text:p>Returns the current MySQL user name and host na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17">
            <text:p>217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mysql_version.asp">VERSION</text:a></text:p>
          </table:table-cell>
          <table:table-cell table:style-name="ce7" office:value-type="string">
            <text:p>Returns the current version of the MySQL datab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18">
            <text:p>218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ascii.asp">ASCII</text:a></text:p>
          </table:table-cell>
          <table:table-cell table:style-name="ce7" office:value-type="string">
            <text:p>Returns the ASCII value for the specific charact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19">
            <text:p>219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char.asp">CHAR</text:a></text:p>
          </table:table-cell>
          <table:table-cell table:style-name="ce7" office:value-type="string">
            <text:p>Returns the character based on the ASCII cod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20">
            <text:p>220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charindex.asp">CHARINDEX</text:a></text:p>
          </table:table-cell>
          <table:table-cell table:style-name="ce7" office:value-type="string">
            <text:p>Returns the position of a substring in a string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21">
            <text:p>221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concat.asp">CONCAT</text:a></text:p>
          </table:table-cell>
          <table:table-cell table:style-name="ce7" office:value-type="string">
            <text:p>Adds two or more strings togeth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22">
            <text:p>222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concat_with_plus.asp">Concat with +</text:a></text:p>
          </table:table-cell>
          <table:table-cell table:style-name="ce7" office:value-type="string">
            <text:p>Adds two or more strings togeth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23">
            <text:p>223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concat_ws.asp">CONCAT_WS</text:a></text:p>
          </table:table-cell>
          <table:table-cell table:style-name="ce7" office:value-type="string">
            <text:p>Adds two or more strings together with a separato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24">
            <text:p>224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datalength.asp">DATALENGTH</text:a></text:p>
          </table:table-cell>
          <table:table-cell table:style-name="ce7" office:value-type="string">
            <text:p>Returns the number of bytes used to represent an expression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25">
            <text:p>225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difference.asp">DIFFERENCE</text:a></text:p>
          </table:table-cell>
          <table:table-cell table:style-name="ce7" office:value-type="string">
            <text:p>Compares two SOUNDEX values, and returns an integer valu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26">
            <text:p>226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format.asp">FORMAT</text:a></text:p>
          </table:table-cell>
          <table:table-cell table:style-name="ce7" office:value-type="string">
            <text:p>Formats a value with the specified format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27">
            <text:p>227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left.asp">LEFT</text:a></text:p>
          </table:table-cell>
          <table:table-cell table:style-name="ce7" office:value-type="string">
            <text:p>Extracts a number of characters from a string (starting from left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28">
            <text:p>228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len.asp">LEN</text:a></text:p>
          </table:table-cell>
          <table:table-cell table:style-name="ce7" office:value-type="string">
            <text:p>Returns the length of a string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29">
            <text:p>229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lower.asp">LOWER</text:a></text:p>
          </table:table-cell>
          <table:table-cell table:style-name="ce7" office:value-type="string">
            <text:p>Converts a string to lower-c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30">
            <text:p>230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ltrim.asp">LTRIM</text:a></text:p>
          </table:table-cell>
          <table:table-cell table:style-name="ce7" office:value-type="string">
            <text:p>Removes leading spaces from a string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31">
            <text:p>231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nchar.asp">NCHAR</text:a></text:p>
          </table:table-cell>
          <table:table-cell table:style-name="ce7" office:value-type="string">
            <text:p>Returns the Unicode character based on the number cod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32">
            <text:p>232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patindex.asp">PATINDEX</text:a></text:p>
          </table:table-cell>
          <table:table-cell table:style-name="ce7" office:value-type="string">
            <text:p>Returns the position of a pattern in a string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33">
            <text:p>233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quotename.asp">QUOTENAME</text:a></text:p>
          </table:table-cell>
          <table:table-cell table:style-name="ce7" office:value-type="string">
            <text:p>Returns a Unicode string with delimiters added to make the string a valid SQL Server delimited identifier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34">
            <text:p>234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replace.asp">REPLACE</text:a></text:p>
          </table:table-cell>
          <table:table-cell table:style-name="ce7" office:value-type="string">
            <text:p>Replaces all occurrences of a substring within a string, with a new substring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35">
            <text:p>235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replicate.asp">REPLICATE</text:a></text:p>
          </table:table-cell>
          <table:table-cell table:style-name="ce7" office:value-type="string">
            <text:p>Repeats a string a specified number of tim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36">
            <text:p>236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reverse.asp">REVERSE</text:a></text:p>
          </table:table-cell>
          <table:table-cell table:style-name="ce7" office:value-type="string">
            <text:p>Reverses a string and returns the result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37">
            <text:p>237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right.asp">RIGHT</text:a></text:p>
          </table:table-cell>
          <table:table-cell table:style-name="ce7" office:value-type="string">
            <text:p>Extracts a number of characters from a string (starting from right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38">
            <text:p>238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rtrim.asp">RTRIM</text:a></text:p>
          </table:table-cell>
          <table:table-cell table:style-name="ce7" office:value-type="string">
            <text:p>Removes trailing spaces from a string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39">
            <text:p>239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soundex.asp">SOUNDEX</text:a></text:p>
          </table:table-cell>
          <table:table-cell table:style-name="ce7" office:value-type="string">
            <text:p>Returns a four-character code to evaluate the similarity of two string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40">
            <text:p>240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space.asp">SPACE</text:a></text:p>
          </table:table-cell>
          <table:table-cell table:style-name="ce7" office:value-type="string">
            <text:p>Returns a string of the specified number of space character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41">
            <text:p>241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str.asp">STR</text:a></text:p>
          </table:table-cell>
          <table:table-cell table:style-name="ce7" office:value-type="string">
            <text:p>Returns a number as string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42">
            <text:p>242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stuff.asp">STUFF</text:a></text:p>
          </table:table-cell>
          <table:table-cell table:style-name="ce7" office:value-type="string">
            <text:p>Deletes a part of a string and then inserts another part into the string, starting at a specified position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43">
            <text:p>243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substring.asp">SUBSTRING</text:a></text:p>
          </table:table-cell>
          <table:table-cell table:style-name="ce7" office:value-type="string">
            <text:p>Extracts some characters from a string</text:p>
          </table:table-cell>
          <table:table-cell table:style-name="ce10" table:number-columns-repeated="4"/>
          <table:table-cell table:number-columns-repeated="1016"/>
        </table:table-row>
        <table:table-row table:style-name="ro4">
          <table:table-cell table:style-name="ce2" office:value-type="float" office:value="244">
            <text:p>244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translate.asp">TRANSLATE</text:a></text:p>
          </table:table-cell>
          <table:table-cell table:style-name="ce7" office:value-type="string">
            <text:p>Returns the string from the first argument after the characters specified in the second argument are translated into the characters specified in the third argument.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45">
            <text:p>245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trim.asp">TRIM</text:a></text:p>
          </table:table-cell>
          <table:table-cell table:style-name="ce7" office:value-type="string">
            <text:p>Removes leading and trailing spaces (or other specified characters) from a string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46">
            <text:p>246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unicode.asp">UNICODE</text:a></text:p>
          </table:table-cell>
          <table:table-cell table:style-name="ce7" office:value-type="string">
            <text:p>Returns the Unicode value for the first character of the input expression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47">
            <text:p>247</text:p>
          </table:table-cell>
          <table:table-cell table:style-name="ce2" office:value-type="string">
            <text:p>String Manipulation</text:p>
          </table:table-cell>
          <table:table-cell table:style-name="ce5" office:value-type="string">
            <text:p><text:a xlink:href="https:/www.w3schools.com/sql/func_sqlserver_upper.asp">UPPER</text:a></text:p>
          </table:table-cell>
          <table:table-cell table:style-name="ce7" office:value-type="string">
            <text:p>Converts a string to upper-c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48">
            <text:p>248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abs.asp">ABS</text:a></text:p>
          </table:table-cell>
          <table:table-cell table:style-name="ce7" office:value-type="string">
            <text:p>Returns the absolute value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49">
            <text:p>249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acos.asp">ACOS</text:a></text:p>
          </table:table-cell>
          <table:table-cell table:style-name="ce7" office:value-type="string">
            <text:p>Returns the arc cosine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asin.asp">ASIN</text:a></text:p>
          </table:table-cell>
          <table:table-cell table:style-name="ce7" office:value-type="string">
            <text:p>Returns the arc sine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51">
            <text:p>251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atan.asp">ATAN</text:a></text:p>
          </table:table-cell>
          <table:table-cell table:style-name="ce7" office:value-type="string">
            <text:p>Returns the arc tangent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52">
            <text:p>252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atn2.asp">ATN2</text:a></text:p>
          </table:table-cell>
          <table:table-cell table:style-name="ce7" office:value-type="string">
            <text:p>Returns the arc tangent of two number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53">
            <text:p>253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avg.asp">AVG</text:a></text:p>
          </table:table-cell>
          <table:table-cell table:style-name="ce7" office:value-type="string">
            <text:p>Returns the average value of an expression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54">
            <text:p>254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ceiling.asp">CEILING</text:a></text:p>
          </table:table-cell>
          <table:table-cell table:style-name="ce7" office:value-type="string">
            <text:p>Returns the smallest integer value that is &gt;=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55">
            <text:p>255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count.asp">COUNT</text:a></text:p>
          </table:table-cell>
          <table:table-cell table:style-name="ce7" office:value-type="string">
            <text:p>Returns the number of records returned by a select query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56">
            <text:p>256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cos.asp">COS</text:a></text:p>
          </table:table-cell>
          <table:table-cell table:style-name="ce7" office:value-type="string">
            <text:p>Returns the cosine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57">
            <text:p>257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cot.asp">COT</text:a></text:p>
          </table:table-cell>
          <table:table-cell table:style-name="ce7" office:value-type="string">
            <text:p>Returns the cotangent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58">
            <text:p>258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degrees.asp">DEGREES</text:a></text:p>
          </table:table-cell>
          <table:table-cell table:style-name="ce7" office:value-type="string">
            <text:p>Converts a value in radians to degre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59">
            <text:p>259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exp.asp">EXP</text:a></text:p>
          </table:table-cell>
          <table:table-cell table:style-name="ce7" office:value-type="string">
            <text:p>Returns e raised to the power of a specified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60">
            <text:p>260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floor.asp">FLOOR</text:a></text:p>
          </table:table-cell>
          <table:table-cell table:style-name="ce7" office:value-type="string">
            <text:p>Returns the largest integer value that is &lt;= to a number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61">
            <text:p>261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log.asp">LOG</text:a></text:p>
          </table:table-cell>
          <table:table-cell table:style-name="ce7" office:value-type="string">
            <text:p>Returns the natural logarithm of a number, or the logarithm of a number to a specified b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62">
            <text:p>262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log10.asp">LOG10</text:a></text:p>
          </table:table-cell>
          <table:table-cell table:style-name="ce7" office:value-type="string">
            <text:p>Returns the natural logarithm of a number to base 10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63">
            <text:p>263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max.asp">MAX</text:a></text:p>
          </table:table-cell>
          <table:table-cell table:style-name="ce7" office:value-type="string">
            <text:p>Returns the maximum value in a set of valu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64">
            <text:p>264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min.asp">MIN</text:a></text:p>
          </table:table-cell>
          <table:table-cell table:style-name="ce7" office:value-type="string">
            <text:p>Returns the minimum value in a set of valu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65">
            <text:p>265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pi.asp">PI</text:a></text:p>
          </table:table-cell>
          <table:table-cell table:style-name="ce7" office:value-type="string">
            <text:p>Returns the value of PI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66">
            <text:p>266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power.asp">POWER</text:a></text:p>
          </table:table-cell>
          <table:table-cell table:style-name="ce7" office:value-type="string">
            <text:p>Returns the value of a number raised to the power of another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67">
            <text:p>267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radians.asp">RADIANS</text:a></text:p>
          </table:table-cell>
          <table:table-cell table:style-name="ce7" office:value-type="string">
            <text:p>Converts a degree value into radian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68">
            <text:p>268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rand.asp">RAND</text:a></text:p>
          </table:table-cell>
          <table:table-cell table:style-name="ce7" office:value-type="string">
            <text:p>Returns a random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69">
            <text:p>269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round.asp">ROUND</text:a></text:p>
          </table:table-cell>
          <table:table-cell table:style-name="ce7" office:value-type="string">
            <text:p>Rounds a number to a specified number of decimal plac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70">
            <text:p>270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sign.asp">SIGN</text:a></text:p>
          </table:table-cell>
          <table:table-cell table:style-name="ce7" office:value-type="string">
            <text:p>Returns the sign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71">
            <text:p>271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sin.asp">SIN</text:a></text:p>
          </table:table-cell>
          <table:table-cell table:style-name="ce7" office:value-type="string">
            <text:p>Returns the sine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72">
            <text:p>272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sqrt.asp">SQRT</text:a></text:p>
          </table:table-cell>
          <table:table-cell table:style-name="ce7" office:value-type="string">
            <text:p>Returns the square root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73">
            <text:p>273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square.asp">SQUARE</text:a></text:p>
          </table:table-cell>
          <table:table-cell table:style-name="ce7" office:value-type="string">
            <text:p>Returns the square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74">
            <text:p>274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sum.asp">SUM</text:a></text:p>
          </table:table-cell>
          <table:table-cell table:style-name="ce7" office:value-type="string">
            <text:p>Calculates the sum of a set of values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75">
            <text:p>275</text:p>
          </table:table-cell>
          <table:table-cell table:style-name="ce2" office:value-type="string">
            <text:p>Numeric Manipulation</text:p>
          </table:table-cell>
          <table:table-cell table:style-name="ce5" office:value-type="string">
            <text:p><text:a xlink:href="https:/www.w3schools.com/sql/func_sqlserver_tan.asp">TAN</text:a></text:p>
          </table:table-cell>
          <table:table-cell table:style-name="ce7" office:value-type="string">
            <text:p>Returns the tangent of a numb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76">
            <text:p>276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sqlserver_current_timestamp.asp">CURRENT_TIMESTAMP</text:a></text:p>
          </table:table-cell>
          <table:table-cell table:style-name="ce7" office:value-type="string">
            <text:p>Returns the current date and ti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77">
            <text:p>277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sqlserver_dateadd.asp">DATEADD</text:a></text:p>
          </table:table-cell>
          <table:table-cell table:style-name="ce7" office:value-type="string">
            <text:p>Adds a time/date interval to a date and then returns the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78">
            <text:p>278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sqlserver_datediff.asp">DATEDIFF</text:a></text:p>
          </table:table-cell>
          <table:table-cell table:style-name="ce7" office:value-type="string">
            <text:p>Returns the difference between two dates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79">
            <text:p>279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sqlserver_datefromparts.asp">DATEFROMPARTS</text:a></text:p>
          </table:table-cell>
          <table:table-cell table:style-name="ce7" office:value-type="string">
            <text:p>Returns a date from the specified parts (year, month, and day values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80">
            <text:p>280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sqlserver_datename.asp">DATENAME</text:a></text:p>
          </table:table-cell>
          <table:table-cell table:style-name="ce7" office:value-type="string">
            <text:p>Returns a specified part of a date (as string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81">
            <text:p>281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sqlserver_datepart.asp">DATEPART</text:a></text:p>
          </table:table-cell>
          <table:table-cell table:style-name="ce7" office:value-type="string">
            <text:p>Returns a specified part of a date (as integer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82">
            <text:p>282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sqlserver_day.asp">DAY</text:a></text:p>
          </table:table-cell>
          <table:table-cell table:style-name="ce7" office:value-type="string">
            <text:p>Returns the day of the month for a specified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83">
            <text:p>283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sqlserver_getdate.asp">GETDATE</text:a></text:p>
          </table:table-cell>
          <table:table-cell table:style-name="ce7" office:value-type="string">
            <text:p>Returns the current database system date and ti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84">
            <text:p>284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sqlserver_getutcdate.asp">GETUTCDATE</text:a></text:p>
          </table:table-cell>
          <table:table-cell table:style-name="ce7" office:value-type="string">
            <text:p>Returns the current database system UTC date and tim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85">
            <text:p>285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sqlserver_isdate.asp">ISDATE</text:a></text:p>
          </table:table-cell>
          <table:table-cell table:style-name="ce7" office:value-type="string">
            <text:p>Checks an expression and returns 1 if it is a valid date, otherwise 0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86">
            <text:p>286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sqlserver_month.asp">MONTH</text:a></text:p>
          </table:table-cell>
          <table:table-cell table:style-name="ce7" office:value-type="string">
            <text:p>Returns the month part for a specified date (a number from 1 to 12)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87">
            <text:p>287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sqlserver_sysdatetime.asp">SYSDATETIME</text:a></text:p>
          </table:table-cell>
          <table:table-cell table:style-name="ce7" office:value-type="string">
            <text:p>Returns the date and time of the SQL Serv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88">
            <text:p>288</text:p>
          </table:table-cell>
          <table:table-cell table:style-name="ce2" office:value-type="string">
            <text:p>Date Manipulation</text:p>
          </table:table-cell>
          <table:table-cell table:style-name="ce5" office:value-type="string">
            <text:p><text:a xlink:href="https:/www.w3schools.com/sql/func_sqlserver_year.asp">YEAR</text:a></text:p>
          </table:table-cell>
          <table:table-cell table:style-name="ce7" office:value-type="string">
            <text:p>Returns the year part for a specified dat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89">
            <text:p>289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sqlserver_cast.asp">CAST</text:a></text:p>
          </table:table-cell>
          <table:table-cell table:style-name="ce7" office:value-type="string">
            <text:p>Converts a value (of any type) into a specified datatyp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90">
            <text:p>290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sqlserver_coalesce.asp">COALESCE</text:a></text:p>
          </table:table-cell>
          <table:table-cell table:style-name="ce7" office:value-type="string">
            <text:p>Returns the first non-null value in a list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91">
            <text:p>291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sqlserver_convert.asp">CONVERT</text:a></text:p>
          </table:table-cell>
          <table:table-cell table:style-name="ce7" office:value-type="string">
            <text:p>Converts a value (of any type) into a specified datatyp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92">
            <text:p>292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sqlserver_current_user.asp">CURRENT_USER</text:a></text:p>
          </table:table-cell>
          <table:table-cell table:style-name="ce7" office:value-type="string">
            <text:p>Returns the name of the current user in the SQL Server database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93">
            <text:p>293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sqlserver_iif.asp">IIF</text:a></text:p>
          </table:table-cell>
          <table:table-cell table:style-name="ce7" office:value-type="string">
            <text:p>Returns a value if a condition is TRUE, or another value if a condition is FALSE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 table:style-name="ce2" office:value-type="float" office:value="294">
            <text:p>294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sqlserver_isnull.asp">ISNULL</text:a></text:p>
          </table:table-cell>
          <table:table-cell table:style-name="ce7" office:value-type="string">
            <text:p>Return a specified value if the expression is NULL, otherwise return the expression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95">
            <text:p>295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sqlserver_isnumeric.asp">ISNUMERIC</text:a></text:p>
          </table:table-cell>
          <table:table-cell table:style-name="ce7" office:value-type="string">
            <text:p>Tests whether an expression is numeric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96">
            <text:p>296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sqlserver_nullif.asp">NULLIF</text:a></text:p>
          </table:table-cell>
          <table:table-cell table:style-name="ce7" office:value-type="string">
            <text:p>Returns NULL if two expressions are equal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97">
            <text:p>297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sqlserver_session_user.asp">SESSION_USER</text:a></text:p>
          </table:table-cell>
          <table:table-cell table:style-name="ce7" office:value-type="string">
            <text:p>Returns the name of the current user in the SQL Server database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98">
            <text:p>298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sqlserver_sessionproperty.asp">SESSIONPROPERTY</text:a></text:p>
          </table:table-cell>
          <table:table-cell table:style-name="ce7" office:value-type="string">
            <text:p>Returns the session settings for a specified option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299">
            <text:p>299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sqlserver_system_user.asp">SYSTEM_USER</text:a></text:p>
          </table:table-cell>
          <table:table-cell table:style-name="ce7" office:value-type="string">
            <text:p>Returns the login name for the current user</text:p>
          </table:table-cell>
          <table:table-cell table:style-name="ce10" table:number-columns-repeated="4"/>
          <table:table-cell table:number-columns-repeated="1016"/>
        </table:table-row>
        <table:table-row table:style-name="ro2">
          <table:table-cell table:style-name="ce2" office:value-type="float" office:value="300">
            <text:p>300</text:p>
          </table:table-cell>
          <table:table-cell table:style-name="ce2" office:value-type="string">
            <text:p>Advanced</text:p>
          </table:table-cell>
          <table:table-cell table:style-name="ce5" office:value-type="string">
            <text:p><text:a xlink:href="https:/www.w3schools.com/sql/func_sqlserver_user_name.asp">USER_NAME</text:a></text:p>
          </table:table-cell>
          <table:table-cell table:style-name="ce7" office:value-type="string">
            <text:p>Returns the database user name based on the specified id</text:p>
          </table:table-cell>
          <table:table-cell table:style-name="ce10" table:number-columns-repeated="4"/>
          <table:table-cell table:number-columns-repeated="1016"/>
        </table:table-row>
        <table:table-row table:style-name="ro5" table:number-rows-repeated="104827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4">14/11/2023</text:date>, <text:time>20:3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14T20:35:23</dc:date>
    <dc:creator>Parthiban Kannan</dc:creator>
    <meta:generator>OpenOffice/4.1.14$Unix OpenOffice.org_project/4114m1$Build-9811</meta:generator>
    <meta:editing-duration>PT15M29S</meta:editing-duration>
    <meta:editing-cycles>24</meta:editing-cycles>
    <meta:document-statistic meta:table-count="1" meta:cell-count="1217" meta:object-count="0"/>
  </office:meta>
</office:document-meta>
</file>